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Information for Senior Thesis</text:p>
      <text:p text:style-name="Standard"/>
      <text:p text:style-name="P1">Server:</text:p>
      <text:p text:style-name="Standard"><text:tab/>User login:</text:p>
      <text:p text:style-name="Standard"><text:tab/><text:tab/>srthesis</text:p>
      <text:p text:style-name="Standard"><text:tab/>User Password:</text:p>
      <text:p text:style-name="Standard"><text:tab/><text:tab/>SrTh3s1s!</text:p>
      <text:p text:style-name="Standard"/>
      <text:p text:style-name="P1">SkyCloud:</text:p>
      <text:p text:style-name="Standard"><text:tab/>Username:</text:p>
      <text:p text:style-name="Standard"><text:tab/><text:tab/>srthesis</text:p>
      <text:p text:style-name="Standard"><text:tab/>Password;</text:p>
      <text:p text:style-name="Standard"><text:tab/><text:tab/>SrTh3s1s!</text:p>
      <text:p text:style-name="Standard"/>
      <text:p text:style-name="Standard"><text:span text:style-name="T1">Web address: </text:span><text:a xlink:type="simple" xlink:href="http://skynetgds.no-ip.biz/srthesis"><text:span text:style-name="T1">http://skynetgds.no-ip.biz/srthesis</text:span></text:a></text:p>
      <text:p text:style-name="Standard"/>
      <text:p text:style-name="P1">PHP My Admin:</text:p>
      <text:p text:style-name="Standard"><text:tab/>Username:</text:p>
      <text:p text:style-name="Standard"><text:tab/><text:tab/>thesisDBusr</text:p>
      <text:p text:style-name="Standard"><text:tab/>Password:</text:p>
      <text:p text:style-name="Standard"><text:tab/><text:tab/>Th3s1sDB!</text:p>
      <text:p text:style-name="Standard"><text:tab/>Databases:</text:p>
      <text:p text:style-name="Standard"><text:tab/><text:tab/>thesisDB – Full Access</text:p>
      <text:p text:style-name="Standard"/>
      <text:p text:style-name="P1">Share Access:</text:p>
      <text:p text:style-name="Standard"><text:tab/>Group:</text:p>
      <text:p text:style-name="Standard"><text:tab/><text:tab/>srthesis : www-data</text:p>
      <text:p text:style-name="Standard"><text:tab/>Drives:</text:p>
      <text:p text:style-name="Standard"><text:tab/><text:tab/>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9-13T15:08:32</meta:creation-date>
    <dc:date>2013-09-13T15:30:45</dc:date>
    <dc:creator>Braden Licastro</dc:creator>
    <meta:editing-duration>PT7M3S</meta:editing-duration>
    <meta:editing-cycles>1</meta:editing-cycles>
    <meta:document-statistic meta:table-count="0" meta:image-count="0" meta:object-count="0" meta:page-count="1" meta:paragraph-count="24" meta:word-count="40" meta:character-count="333" meta:non-whitespace-character-count="290"/>
    <meta:generator>LibreOffice/3.5$Linux_X86_64 LibreOffice_project/350m1$Build-2</meta:generator>
  </office:meta>
</office:document-meta>
</file>